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  <style:style style:name="ce6" style:family="table-cell" style:parent-style-name="Default" style:data-style-name="N66"/>
    <style:style style:name="ce7" style:family="table-cell" style:parent-style-name="Default" style:data-style-name="N6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table:style-name="Default" office:value-type="string" calcext:value-type="string">
            <text:p>col6</text:p>
          </table:table-cell>
          <table:table-cell table:style-name="Default"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table:style-name="Default" office:value-type="string" calcext:value-type="string">
            <text:p>col9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BIGINT</text:p>
          </table:table-cell>
          <table:table-cell table:style-name="Default" office:value-type="string" calcext:value-type="string">
            <text:p>BOOLEA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UMERIC</text:p>
          </table:table-cell>
          <table:table-cell table:style-name="Default" office:value-type="string" calcext:value-type="string">
            <text:p>TIMESTA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date" office:date-value="2023-01-01" calcext:value-type="date">
            <text:p>01/01/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+[.E3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<text:span text:style-name="T1">2023-01-25 </text:span>11:04:0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date" office:date-value="2023-01-02" calcext:value-type="date">
            <text:p>01/02/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]+[.E4]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pan text:style-name="T1">2023-01-25 </text:span>12:04:0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]+[.E5]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<text:span text:style-name="T1">2023-01-25 </text:span>13:04:0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date" office:date-value="2023-01-04" calcext:value-type="date">
            <text:p>01/04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6]+[.E6]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<text:span text:style-name="T1">2023-01-25 23</text:span>:04:0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e</text:p>
          </table:table-cell>
          <table:table-cell office:value-type="date" office:date-value="2023-01-05" calcext:value-type="date">
            <text:p>01/05/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]+[.E7]"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-10.58" calcext:value-type="float">
            <text:p>-10.58</text:p>
          </table:table-cell>
          <table:table-cell table:style-name="Default" office:value-type="string" calcext:value-type="string">
            <text:p><text:span text:style-name="T1">2023-01-25 </text:span>11:04:0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11:07.190240830</meta:creation-date>
    <dc:date>2023-12-21T14:33:51.762600531</dc:date>
    <meta:editing-duration>PT1H14M25S</meta:editing-duration>
    <meta:editing-cycles>11</meta:editing-cycles>
    <meta:generator>LibreOffice/7.3.7.2$Linux_X86_64 LibreOffice_project/30$Build-2</meta:generator>
    <meta:document-statistic meta:table-count="1" meta:cell-count="70" meta:object-count="0"/>
  </office:meta>
</office:document-meta>
</file>